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1" svg:font-family="'Liberation Sans Narrow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9900" draw:textarea-horizontal-align="justify" draw:textarea-vertical-align="middle" draw:auto-grow-height="false" fo:min-height="10.134cm" fo:min-width="33.028cm"/>
    </style:style>
    <style:style style:name="gr2" style:family="graphic" style:parent-style-name="standard">
      <style:graphic-properties draw:stroke="dash" draw:stroke-dash="Fine_20_Dashed" svg:stroke-width="0.051cm" draw:marker-start-width="0.355cm" draw:marker-end-width="0.355cm" draw:fill-color="#ffffcc" draw:textarea-horizontal-align="justify" draw:textarea-vertical-align="middle" draw:auto-grow-height="false" fo:min-height="5.318cm" fo:min-width="10.278cm" fo:padding-top="0.15cm" fo:padding-bottom="0.15cm" fo:padding-left="0.275cm" fo:padding-right="0.275cm"/>
    </style:style>
    <style:style style:name="gr3" style:family="graphic" style:parent-style-name="standard">
      <style:graphic-properties draw:fill-color="#ccffcc" draw:textarea-horizontal-align="justify" draw:textarea-vertical-align="middle" draw:auto-grow-height="false" fo:min-height="2.798cm" fo:min-width="4.707cm"/>
    </style:style>
    <style:style style:name="gr4" style:family="graphic" style:parent-style-name="standard">
      <style:graphic-properties draw:fill-color="#83caff" draw:textarea-horizontal-align="justify" draw:textarea-vertical-align="middle" draw:auto-grow-height="false" fo:min-height="2.798cm" fo:min-width="4.707cm"/>
    </style:style>
    <style:style style:name="gr5" style:family="graphic" style:parent-style-name="standard">
      <style:graphic-properties draw:fill-color="#e6e6ff" draw:textarea-horizontal-align="justify" draw:textarea-vertical-align="middle" draw:auto-grow-height="false" fo:min-height="2.798cm" fo:min-width="4.707cm"/>
    </style:style>
    <style:style style:name="gr6" style:family="graphic" style:parent-style-name="standard">
      <style:graphic-properties draw:fill-color="#cfe7f5" draw:textarea-horizontal-align="justify" draw:textarea-vertical-align="middle" draw:auto-grow-height="false" fo:min-height="2.798cm" fo:min-width="4.707cm"/>
    </style:style>
    <style:style style:name="gr7" style:family="graphic" style:parent-style-name="standard">
      <style:graphic-properties draw:fill-color="#aecf00" draw:textarea-horizontal-align="justify" draw:textarea-vertical-align="middle" draw:auto-grow-height="false" fo:min-height="2.798cm" fo:min-width="4.707cm"/>
    </style:style>
    <style:style style:name="gr8" style:family="graphic" style:parent-style-name="standard">
      <style:graphic-properties draw:fill-color="#ccff99" draw:textarea-horizontal-align="justify" draw:textarea-vertical-align="middle" draw:auto-grow-height="false" fo:min-height="2.798cm" fo:min-width="4.7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15.371cm" fo:min-width="33.028cm"/>
    </style:style>
    <style:style style:name="gr11" style:family="graphic" style:parent-style-name="standard">
      <style:graphic-properties draw:stroke="dash" draw:stroke-dash="Fine_20_Dashed" svg:stroke-width="0.051cm" draw:marker-start-width="0.355cm" draw:marker-end-width="0.355cm" draw:fill-color="#ffffcc" draw:textarea-horizontal-align="justify" draw:textarea-vertical-align="middle" draw:auto-grow-height="false" fo:min-height="5.268cm" fo:min-width="10.228cm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Fine_20_Dashed" svg:stroke-width="0.051cm" draw:marker-start-width="0.355cm" draw:marker-end-width="0.355cm" draw:fill-color="#ffffcc" draw:textarea-horizontal-align="justify" draw:textarea-vertical-align="middle" draw:auto-grow-height="false" fo:min-height="3.563cm" fo:min-width="10.228cm" fo:padding-top="0.15cm" fo:padding-bottom="0.15cm" fo:padding-left="0.275cm" fo:padding-right="0.275cm"/>
    </style:style>
    <style:style style:name="gr13" style:family="graphic" style:parent-style-name="standard">
      <style:graphic-properties draw:fill-color="#ccffcc" draw:textarea-horizontal-align="justify" draw:textarea-vertical-align="middle" draw:auto-grow-height="false" fo:min-height="2.798cm" fo:min-width="3.965cm"/>
    </style:style>
    <style:style style:name="gr14" style:family="graphic" style:parent-style-name="standard">
      <style:graphic-properties draw:fill-color="#ffd320" draw:textarea-horizontal-align="justify" draw:textarea-vertical-align="middle" draw:auto-grow-height="false" fo:min-height="21.84cm" fo:min-width="33.028cm"/>
    </style:style>
    <style:style style:name="gr15" style:family="graphic" style:parent-style-name="standard">
      <style:graphic-properties draw:stroke="dash" draw:stroke-dash="Fine_20_Dashed" svg:stroke-width="0.051cm" draw:marker-start-width="0.355cm" draw:marker-end-width="0.355cm" draw:fill-color="#ffffcc" draw:textarea-horizontal-align="justify" draw:textarea-vertical-align="middle" draw:auto-grow-height="false" fo:min-height="3.563cm" fo:min-width="6.276cm" fo:padding-top="0.15cm" fo:padding-bottom="0.15cm" fo:padding-left="0.275cm" fo:padding-right="0.275cm"/>
    </style:style>
    <style:style style:name="gr16" style:family="graphic" style:parent-style-name="standard">
      <style:graphic-properties draw:stroke="dash" draw:stroke-dash="Fine_20_Dashed" svg:stroke-width="0.051cm" draw:marker-start-width="0.355cm" draw:marker-end-width="0.355cm" draw:fill-color="#ffffcc" draw:textarea-horizontal-align="justify" draw:textarea-vertical-align="middle" draw:auto-grow-height="false" fo:min-height="3.563cm" fo:min-width="6.636cm" fo:padding-top="0.15cm" fo:padding-bottom="0.15cm" fo:padding-left="0.275cm" fo:padding-right="0.275cm"/>
    </style:style>
    <style:style style:name="gr17" style:family="graphic" style:parent-style-name="standard">
      <style:graphic-properties draw:fill-color="#e6e6ff" draw:textarea-horizontal-align="justify" draw:textarea-vertical-align="middle" draw:auto-grow-height="false" fo:min-height="23.061cm" fo:min-width="33.028cm"/>
    </style:style>
    <style:style style:name="P1" style:family="paragraph">
      <loext:graphic-properties draw:fill-color="#cc9900"/>
      <style:paragraph-properties fo:text-align="center"/>
    </style:style>
    <style:style style:name="P2" style:family="paragraph">
      <loext:graphic-properties draw:fill-color="#ffffcc"/>
      <style:paragraph-properties fo:text-align="center"/>
    </style:style>
    <style:style style:name="P3" style:family="paragraph">
      <style:paragraph-properties fo:text-align="center"/>
      <style:text-properties style:font-name="Liberation Sans Narrow" fo:font-size="18pt" style:font-size-asian="18pt" style:font-size-complex="18pt"/>
    </style:style>
    <style:style style:name="P4" style:family="paragraph">
      <loext:graphic-properties draw:fill-color="#ccffcc"/>
      <style:paragraph-properties fo:text-align="center"/>
      <style:text-properties style:font-name="Liberation Sans Narrow" fo:font-size="18pt" style:font-size-asian="18pt" style:font-size-complex="18pt"/>
    </style:style>
    <style:style style:name="P5" style:family="paragraph">
      <loext:graphic-properties draw:fill-color="#83caff"/>
      <style:paragraph-properties fo:text-align="center"/>
      <style:text-properties style:font-name="Liberation Sans Narrow" fo:font-size="18pt" style:font-size-asian="18pt" style:font-size-complex="18pt"/>
    </style:style>
    <style:style style:name="P6" style:family="paragraph">
      <loext:graphic-properties draw:fill-color="#e6e6ff"/>
      <style:paragraph-properties fo:text-align="center"/>
      <style:text-properties style:font-name="Liberation Sans Narrow" fo:font-size="18pt" style:font-size-asian="18pt" style:font-size-complex="18pt"/>
    </style:style>
    <style:style style:name="P7" style:family="paragraph">
      <loext:graphic-properties draw:fill-color="#cfe7f5"/>
      <style:paragraph-properties fo:text-align="center"/>
      <style:text-properties style:font-name="Liberation Sans Narrow" fo:font-size="18pt" style:font-size-asian="18pt" style:font-size-complex="18pt"/>
    </style:style>
    <style:style style:name="P8" style:family="paragraph">
      <loext:graphic-properties draw:fill-color="#aecf00"/>
      <style:paragraph-properties fo:text-align="center"/>
      <style:text-properties style:font-name="Liberation Sans Narrow" fo:font-size="18pt" style:font-size-asian="18pt" style:font-size-complex="18pt"/>
    </style:style>
    <style:style style:name="P9" style:family="paragraph">
      <loext:graphic-properties draw:fill-color="#ccff99"/>
      <style:paragraph-properties fo:text-align="center"/>
      <style:text-properties style:font-name="Liberation Sans Narrow" fo:font-size="18pt" style:font-size-asian="18pt" style:font-size-complex="18pt"/>
    </style:style>
    <style:style style:name="P10" style:family="paragraph">
      <style:paragraph-properties fo:text-align="center"/>
      <style:text-properties style:font-name="Liberation Sans Narrow1" fo:font-size="24pt" fo:font-weight="bold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style:font-name="Liberation Sans Narrow1" fo:font-size="24pt" fo:font-weight="bold" style:font-size-asian="18pt" style:font-size-complex="18pt"/>
    </style:style>
    <style:style style:name="P12" style:family="paragraph">
      <style:text-properties style:font-name="Liberation Sans Narrow1" fo:font-size="24pt" fo:font-weight="bold" style:font-size-asian="18pt" style:font-size-complex="18pt"/>
    </style:style>
    <style:style style:name="P13" style:family="paragraph">
      <loext:graphic-properties draw:fill="none" draw:fill-color="#ffffff"/>
      <style:text-properties style:font-name="Liberation Sans Narrow1" fo:font-size="24pt" fo:font-weight="bold" style:font-size-asian="18pt" style:font-size-complex="18pt"/>
    </style:style>
    <style:style style:name="P14" style:family="paragraph">
      <loext:graphic-properties draw:fill-color="#dddddd"/>
      <style:paragraph-properties fo:text-align="center"/>
    </style:style>
    <style:style style:name="P15" style:family="paragraph">
      <loext:graphic-properties draw:fill-color="#ffd320"/>
      <style:paragraph-properties fo:text-align="center"/>
    </style:style>
    <style:style style:name="P16" style:family="paragraph">
      <loext:graphic-properties draw:fill-color="#e6e6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GB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3.528cm" svg:height="10.384cm" svg:x="4.542cm" svg:y="8.4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5.24cm" svg:height="7.874cm" svg:x="21.687cm" svg:y="9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5.24cm" svg:height="7.874cm" svg:x="5.685cm" svg:y="10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5.207cm" svg:height="3.048cm" svg:x="7.036cm" svg:y="12.448cm">
          <text:p text:style-name="P3"><text:span text:style-name="T1">Build Server</text:span></text:p>
          <text:p text:style-name="P3">(Jenkins Master)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207cm" svg:height="3.048cm" svg:x="22.83cm" svg:y="14.634cm">
          <text:p text:style-name="P3"><text:span text:style-name="T1">Source Control</text:span></text:p>
          <text:p text:style-name="P3">(Go Git Service)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207cm" svg:height="3.048cm" svg:x="22.83cm" svg:y="10.697cm">
          <text:p text:style-name="P3"><text:span text:style-name="T1">Code Review</text:span></text:p>
          <text:p text:style-name="P3">(Gerrit)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207cm" svg:height="3.048cm" svg:x="30.56cm" svg:y="10.752cm">
          <text:p text:style-name="P3"><text:span text:style-name="T1"><text:s/></text:span><text:span text:style-name="T1">Code Quality</text:span></text:p>
          <text:p text:style-name="P3">(Sonar)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207cm" svg:height="3.048cm" svg:x="30.577cm" svg:y="14.634cm">
          <text:p text:style-name="P3"><text:span text:style-name="T1">SQL Database</text:span></text:p>
          <text:p text:style-name="P3">(MariaDB)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207cm" svg:height="3.048cm" svg:x="14.513cm" svg:y="12.448cm">
          <text:p text:style-name="P3"><text:span text:style-name="T2">Artefact</text:span><text:span text:style-name="T1"> Repository</text:span></text:p>
          <text:p text:style-name="P3">(Nexus)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.924cm" svg:height="2.181cm" svg:x="12.405cm" svg:y="13.499cm">
          <draw:text-box>
            <text:p text:style-name="P10">CI-A</text:p>
            <text:p text:style-name="P10">VM</text:p>
          </draw:text-box>
        </draw:frame>
        <draw:frame draw:style-name="gr9" draw:text-style-name="P11" draw:layer="layout" svg:width="1.924cm" svg:height="2.181cm" svg:x="28.291cm" svg:y="13.364cm">
          <draw:text-box>
            <text:p text:style-name="P10">CI-B</text:p>
            <text:p text:style-name="P10">VM</text:p>
          </draw:text-box>
        </draw:frame>
        <draw:frame draw:style-name="gr9" draw:text-style-name="P13" draw:layer="layout" svg:width="6.767cm" svg:height="1.216cm" svg:x="4.705cm" svg:y="8.599cm">
          <draw:text-box>
            <text:p text:style-name="P12">CI-Tools - BRONZE</text:p>
          </draw:text-box>
        </draw:frame>
      </draw:page>
      <draw:page draw:name="page2" draw:style-name="dp1" draw:master-page-name="Default">
        <draw:custom-shape draw:style-name="gr10" draw:text-style-name="P14" draw:layer="layout" svg:width="33.528cm" svg:height="15.621cm" svg:x="4.637cm" svg:y="6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5.24cm" svg:height="7.874cm" svg:x="21.782cm" svg:y="7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5.24cm" svg:height="7.874cm" svg:x="5.78cm" svg:y="8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5.207cm" svg:height="3.048cm" svg:x="7.131cm" svg:y="10.499cm">
          <text:p text:style-name="P3"><text:span text:style-name="T1">Build Server</text:span></text:p>
          <text:p text:style-name="P3">(Jenkins Master)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207cm" svg:height="3.048cm" svg:x="22.925cm" svg:y="12.685cm">
          <text:p text:style-name="P3"><text:span text:style-name="T1">Source Control</text:span></text:p>
          <text:p text:style-name="P3">(Go Git Service)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207cm" svg:height="3.048cm" svg:x="22.925cm" svg:y="8.748cm">
          <text:p text:style-name="P3"><text:span text:style-name="T1">Code Review</text:span></text:p>
          <text:p text:style-name="P3">(Gerrit)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207cm" svg:height="3.048cm" svg:x="30.655cm" svg:y="8.803cm">
          <text:p text:style-name="P3"><text:span text:style-name="T1"><text:s/></text:span><text:span text:style-name="T1">Code Quality</text:span></text:p>
          <text:p text:style-name="P3">(Sonar)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207cm" svg:height="3.048cm" svg:x="30.672cm" svg:y="12.685cm">
          <text:p text:style-name="P3"><text:span text:style-name="T1">SQL Database</text:span></text:p>
          <text:p text:style-name="P3">(MariaDB)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207cm" svg:height="3.048cm" svg:x="14.608cm" svg:y="10.499cm">
          <text:p text:style-name="P3"><text:span text:style-name="T2">Artefact</text:span><text:span text:style-name="T1"> Repository</text:span></text:p>
          <text:p text:style-name="P3">(Nexus)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.924cm" svg:height="2.181cm" svg:x="12.5cm" svg:y="11.55cm">
          <draw:text-box>
            <text:p text:style-name="P10">CI-A</text:p>
            <text:p text:style-name="P10">VM</text:p>
          </draw:text-box>
        </draw:frame>
        <draw:frame draw:style-name="gr9" draw:text-style-name="P11" draw:layer="layout" svg:width="1.924cm" svg:height="2.181cm" svg:x="28.386cm" svg:y="11.415cm">
          <draw:text-box>
            <text:p text:style-name="P10">CI-C</text:p>
            <text:p text:style-name="P10">VM</text:p>
          </draw:text-box>
        </draw:frame>
        <draw:frame draw:style-name="gr9" draw:text-style-name="P13" draw:layer="layout" svg:width="6.293cm" svg:height="1.216cm" svg:x="4.8cm" svg:y="6.65cm">
          <draw:text-box>
            <text:p text:style-name="P12">CI-Tools - SILVER</text:p>
          </draw:text-box>
        </draw:frame>
        <draw:custom-shape draw:style-name="gr12" draw:text-style-name="P2" draw:layer="layout" svg:width="15.24cm" svg:height="5.461cm" svg:x="13.881cm" svg:y="15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1.924cm" svg:height="2.181cm" svg:x="20.601cm" svg:y="17.351cm">
          <draw:text-box>
            <text:p text:style-name="P10">CI-B</text:p>
            <text:p text:style-name="P10">VM</text:p>
          </draw:text-box>
        </draw:frame>
        <draw:custom-shape draw:style-name="gr13" draw:text-style-name="P4" draw:layer="layout" svg:width="4.465cm" svg:height="3.048cm" svg:x="15.831cm" svg:y="16.935cm">
          <text:p text:style-name="P3"><text:span text:style-name="T1">Build Server</text:span></text:p>
          <text:p text:style-name="P3">(Jenkins Slave)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4" draw:text-style-name="P15" draw:layer="layout" svg:width="33.528cm" svg:height="22.09cm" svg:x="4.632cm" svg:y="3.34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5.24cm" svg:height="7.874cm" svg:x="6.08cm" svg:y="16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5.24cm" svg:height="7.874cm" svg:x="6.085cm" svg:y="4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5.207cm" svg:height="3.048cm" svg:x="7.436cm" svg:y="7.148cm">
          <text:p text:style-name="P3"><text:span text:style-name="T1">Build Server</text:span></text:p>
          <text:p text:style-name="P3">(Jenkins Master)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207cm" svg:height="3.048cm" svg:x="6.869cm" svg:y="19.056cm">
          <text:p text:style-name="P3"><text:span text:style-name="T1">Source Control</text:span></text:p>
          <text:p text:style-name="P3">(Go Git Service)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207cm" svg:height="3.048cm" svg:x="15.251cm" svg:y="18.956cm">
          <text:p text:style-name="P3"><text:span text:style-name="T1">Code Review</text:span></text:p>
          <text:p text:style-name="P3">(Gerrit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5.207cm" svg:height="3.048cm" svg:x="14.913cm" svg:y="7.148cm">
          <text:p text:style-name="P3"><text:span text:style-name="T2">Artefact</text:span><text:span text:style-name="T1"> Repository</text:span></text:p>
          <text:p text:style-name="P3">(Nexus)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.924cm" svg:height="2.181cm" svg:x="12.805cm" svg:y="8.199cm">
          <draw:text-box>
            <text:p text:style-name="P10">CI-A</text:p>
            <text:p text:style-name="P10">VM</text:p>
          </draw:text-box>
        </draw:frame>
        <draw:frame draw:style-name="gr9" draw:text-style-name="P11" draw:layer="layout" svg:width="1.924cm" svg:height="2.181cm" svg:x="12.684cm" svg:y="20.109cm">
          <draw:text-box>
            <text:p text:style-name="P10">CI-D</text:p>
            <text:p text:style-name="P10">VM</text:p>
          </draw:text-box>
        </draw:frame>
        <draw:frame draw:style-name="gr9" draw:text-style-name="P13" draw:layer="layout" svg:width="5.844cm" svg:height="1.216cm" svg:x="5.105cm" svg:y="3.499cm">
          <draw:text-box>
            <text:p text:style-name="P12">CI-Tools - GOLD</text:p>
          </draw:text-box>
        </draw:frame>
        <draw:custom-shape draw:style-name="gr15" draw:text-style-name="P2" draw:layer="layout" svg:width="9.652cm" svg:height="5.461cm" svg:x="22.717cm" svg:y="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1.924cm" svg:height="2.181cm" svg:x="29.437cm" svg:y="5.591cm">
          <draw:text-box>
            <text:p text:style-name="P10">CI-B</text:p>
            <text:p text:style-name="P10">VM</text:p>
          </draw:text-box>
        </draw:frame>
        <draw:custom-shape draw:style-name="gr13" draw:text-style-name="P4" draw:layer="layout" svg:width="4.465cm" svg:height="3.048cm" svg:x="24.667cm" svg:y="5.175cm">
          <text:p text:style-name="P3"><text:span text:style-name="T1">Build Server</text:span></text:p>
          <text:p text:style-name="P3">(Jenkins Slave)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0.16cm" svg:height="5.461cm" svg:x="22.844cm" svg:y="10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1.924cm" svg:height="2.181cm" svg:x="29.564cm" svg:y="11.687cm">
          <draw:text-box>
            <text:p text:style-name="P10">CI-C</text:p>
            <text:p text:style-name="P10">VM</text:p>
          </draw:text-box>
        </draw:frame>
        <draw:custom-shape draw:style-name="gr13" draw:text-style-name="P4" draw:layer="layout" svg:width="4.465cm" svg:height="3.048cm" svg:x="24.794cm" svg:y="11.271cm">
          <text:p text:style-name="P3"><text:span text:style-name="T1">Build Server</text:span></text:p>
          <text:p text:style-name="P3">(Jenkins Slave)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5.24cm" svg:height="7.874cm" svg:x="22.463cm" svg:y="16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5.207cm" svg:height="3.048cm" svg:x="23.352cm" svg:y="18.829cm">
          <text:p text:style-name="P3"><text:span text:style-name="T1"><text:s/></text:span><text:span text:style-name="T1">Code Quality</text:span></text:p>
          <text:p text:style-name="P3">(Sonar)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207cm" svg:height="3.048cm" svg:x="31.607cm" svg:y="18.956cm">
          <text:p text:style-name="P3"><text:span text:style-name="T1">SQL Database</text:span></text:p>
          <text:p text:style-name="P3">(MariaDB)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.886cm" svg:height="2.181cm" svg:x="29.067cm" svg:y="19.972cm">
          <draw:text-box>
            <text:p text:style-name="P10">CI-E</text:p>
            <text:p text:style-name="P10">VM</text:p>
          </draw:text-box>
        </draw:frame>
      </draw:page>
      <draw:page draw:name="page4" draw:style-name="dp1" draw:master-page-name="Default">
        <draw:custom-shape draw:style-name="gr17" draw:text-style-name="P16" draw:layer="layout" svg:width="33.528cm" svg:height="23.311cm" svg:x="4.632cm" svg:y="3.34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5.24cm" svg:height="7.874cm" svg:x="5.953cm" svg:y="17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5.207cm" svg:height="3.048cm" svg:x="6.742cm" svg:y="20.14cm">
          <text:p text:style-name="P3"><text:span text:style-name="T1">Source Control</text:span></text:p>
          <text:p text:style-name="P3">(Go Git Service)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207cm" svg:height="3.048cm" svg:x="15.124cm" svg:y="20.04cm">
          <text:p text:style-name="P3"><text:span text:style-name="T1">Code Review</text:span></text:p>
          <text:p text:style-name="P3">(Gerrit)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886cm" svg:height="2.181cm" svg:x="12.557cm" svg:y="21.193cm">
          <draw:text-box>
            <text:p text:style-name="P10">CI-E</text:p>
            <text:p text:style-name="P10">VM</text:p>
          </draw:text-box>
        </draw:frame>
        <draw:frame draw:style-name="gr9" draw:text-style-name="P13" draw:layer="layout" svg:width="7.373cm" svg:height="1.216cm" svg:x="5.105cm" svg:y="3.499cm">
          <draw:text-box>
            <text:p text:style-name="P12">CI-Tools - PLATINUM</text:p>
          </draw:text-box>
        </draw:frame>
        <draw:custom-shape draw:style-name="gr15" draw:text-style-name="P2" draw:layer="layout" svg:width="9.652cm" svg:height="5.461cm" svg:x="16.017cm" svg:y="5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1.924cm" svg:height="2.181cm" svg:x="22.737cm" svg:y="6.791cm">
          <draw:text-box>
            <text:p text:style-name="P10">CI-C</text:p>
            <text:p text:style-name="P10">VM</text:p>
          </draw:text-box>
        </draw:frame>
        <draw:custom-shape draw:style-name="gr13" draw:text-style-name="P4" draw:layer="layout" svg:width="4.465cm" svg:height="3.048cm" svg:x="17.967cm" svg:y="6.375cm">
          <text:p text:style-name="P3"><text:span text:style-name="T1">Build Server</text:span></text:p>
          <text:p text:style-name="P3">(Jenkins Slave)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0.16cm" svg:height="5.461cm" svg:x="16.144cm" svg:y="11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1.924cm" svg:height="2.181cm" svg:x="22.864cm" svg:y="12.887cm">
          <draw:text-box>
            <text:p text:style-name="P10">CI-D</text:p>
            <text:p text:style-name="P10">VM</text:p>
          </draw:text-box>
        </draw:frame>
        <draw:custom-shape draw:style-name="gr13" draw:text-style-name="P4" draw:layer="layout" svg:width="4.465cm" svg:height="3.048cm" svg:x="18.094cm" svg:y="12.471cm">
          <text:p text:style-name="P3"><text:span text:style-name="T1">Build Server</text:span></text:p>
          <text:p text:style-name="P3">(Jenkins Slave)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9.652cm" svg:height="5.461cm" svg:x="5.318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1.924cm" svg:height="2.181cm" svg:x="12.038cm" svg:y="6.685cm">
          <draw:text-box>
            <text:p text:style-name="P10">CI-A</text:p>
            <text:p text:style-name="P10">VM</text:p>
          </draw:text-box>
        </draw:frame>
        <draw:custom-shape draw:style-name="gr15" draw:text-style-name="P2" draw:layer="layout" svg:width="9.652cm" svg:height="5.461cm" svg:x="5.572cm" svg:y="11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1.924cm" svg:height="2.181cm" svg:x="12.292cm" svg:y="13.289cm">
          <draw:text-box>
            <text:p text:style-name="P10">CI-B</text:p>
            <text:p text:style-name="P10">VM</text:p>
          </draw:text-box>
        </draw:frame>
        <draw:custom-shape draw:style-name="gr15" draw:text-style-name="P2" draw:layer="layout" svg:width="9.652cm" svg:height="5.461cm" svg:x="27.035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1.848cm" svg:height="2.181cm" svg:x="33.755cm" svg:y="6.177cm">
          <draw:text-box>
            <text:p text:style-name="P10">CI-F</text:p>
            <text:p text:style-name="P10">VM</text:p>
          </draw:text-box>
        </draw:frame>
        <draw:custom-shape draw:style-name="gr15" draw:text-style-name="P2" draw:layer="layout" svg:width="9.652cm" svg:height="5.461cm" svg:x="27.289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1.963cm" svg:height="2.181cm" svg:x="34.009cm" svg:y="12.781cm">
          <draw:text-box>
            <text:p text:style-name="P10">CI-G</text:p>
            <text:p text:style-name="P10">VM</text:p>
          </draw:text-box>
        </draw:frame>
        <draw:custom-shape draw:style-name="gr6" draw:text-style-name="P7" draw:layer="layout" svg:width="5.207cm" svg:height="3.048cm" svg:x="28.432cm" svg:y="5.826cm">
          <text:p text:style-name="P3"><text:span text:style-name="T1"><text:s/></text:span><text:span text:style-name="T1">Code Quality</text:span></text:p>
          <text:p text:style-name="P3">(Sonar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5.207cm" svg:height="3.048cm" svg:x="28.686cm" svg:y="12.303cm">
          <text:p text:style-name="P3"><text:span text:style-name="T1">SQL Database</text:span></text:p>
          <text:p text:style-name="P3">(MariaDB)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207cm" svg:height="3.048cm" svg:x="6.588cm" svg:y="6.334cm">
          <text:p text:style-name="P3"><text:span text:style-name="T1">Build Server</text:span></text:p>
          <text:p text:style-name="P3">(Jenkins Master)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207cm" svg:height="3.048cm" svg:x="6.842cm" svg:y="12.811cm">
          <text:p text:style-name="P3"><text:span text:style-name="T2">Artefact</text:span><text:span text:style-name="T1"> Repository</text:span></text:p>
          <text:p text:style-name="P3">(Nexus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1" svg:font-family="'Liberation Sans Narrow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8T09:13:04.914093000</meta:creation-date>
    <dc:date>2016-01-18T09:49:36.513373000</dc:date>
    <meta:editing-duration>PT21M20S</meta:editing-duration>
    <meta:editing-cycles>2</meta:editing-cycles>
    <meta:generator>LibreOffice/4.4.3.2$MacOSX_X86_64 LibreOffice_project/88805f81e9fe61362df02b9941de8e38a9b5fd16</meta:generator>
    <meta:document-statistic meta:object-count="71"/>
  </office:meta>
</office:document-meta>
</file>